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6659f" officeooo:paragraph-rsid="0016659f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0pt" officeooo:rsid="0016659f" officeooo:paragraph-rsid="0016659f" style:font-size-asian="17.5pt" style:font-size-complex="20pt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6659f"/>
    </style:style>
    <style:style style:name="T1" style:family="text">
      <style:text-properties fo:font-size="20pt" officeooo:rsid="0016659f" style:font-size-asian="17.5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Side Notes-</text:p>
      <text:p text:style-name="P2"/>
      <text:list xml:id="list3740372077" text:style-name="L1">
        <text:list-item>
          <text:p text:style-name="P3"><text:span text:style-name="T1">Name may have to be changed in the future as DogFight.io is taken already. Need to come up with other nam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7S</meta:editing-duration>
    <meta:editing-cycles>3</meta:editing-cycles>
    <meta:generator>LibreOffice/5.3.4.2$Windows_x86 LibreOffice_project/f82d347ccc0be322489bf7da61d7e4ad13fe2ff3</meta:generator>
    <dc:date>2017-08-23T23:28:11.318000000</dc:date>
    <meta:document-statistic meta:table-count="0" meta:image-count="0" meta:object-count="0" meta:page-count="1" meta:paragraph-count="2" meta:word-count="24" meta:character-count="121" meta:non-whitespace-character-count="100"/>
    <meta:user-defined meta:name="Info 1"/>
    <meta:user-defined meta:name="Info 2"/>
    <meta:user-defined meta:name="Info 3"/>
    <meta:user-defined meta:name="Info 4"/>
  </office:meta>
</office:document-meta>
</file>